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00c3" officeooo:paragraph-rsid="001400c3"/>
    </style:style>
    <style:style style:name="P2" style:family="paragraph" style:parent-style-name="Standard">
      <style:paragraph-properties style:line-height-at-least="0.572cm"/>
      <style:text-properties fo:color="#202020" loext:opacity="100%" style:font-name="Consolas" fo:font-size="12pt" fo:font-weight="normal" fo:background-color="#ffffff"/>
    </style:style>
    <style:style style:name="P3" style:family="paragraph" style:parent-style-name="Standard">
      <style:text-properties fo:color="#202020" loext:opacity="100%" style:font-name="Consolas" fo:font-size="12pt" fo:language="en" fo:country="US" fo:font-weight="normal" officeooo:rsid="001400c3" officeooo:paragraph-rsid="001400c3" fo:background-color="#ffffff"/>
    </style:style>
    <style:style style:name="P4" style:family="paragraph" style:parent-style-name="Standard">
      <style:paragraph-properties style:line-height-at-least="0.572cm"/>
      <style:text-properties fo:color="#202020" loext:opacity="100%" style:font-name="Consolas" fo:font-size="12pt" fo:language="en" fo:country="US" fo:font-weight="normal" officeooo:rsid="001400c3" officeooo:paragraph-rsid="001400c3" fo:background-color="#ffffff"/>
    </style:style>
    <style:style style:name="P5" style:family="paragraph" style:parent-style-name="Standard">
      <style:paragraph-properties style:line-height-at-least="0.572cm"/>
      <style:text-properties fo:color="#6e7781" loext:opacity="100%" style:font-name="Consolas" fo:font-size="12pt" fo:font-weight="normal" fo:background-color="#ffffff"/>
    </style:style>
    <style:style style:name="P6" style:family="paragraph" style:parent-style-name="Standard">
      <style:paragraph-properties style:line-height-at-least="0.572cm"/>
      <style:text-properties fo:color="#6e7781" loext:opacity="100%" style:font-name="Consolas" fo:font-size="12pt" fo:language="en" fo:country="US" fo:font-weight="normal" officeooo:rsid="001400c3" officeooo:paragraph-rsid="001400c3" fo:background-color="#ffffff"/>
    </style:style>
    <style:style style:name="P7" style:family="paragraph" style:parent-style-name="Standard">
      <style:paragraph-properties style:line-height-at-least="0.572cm"/>
    </style:style>
    <style:style style:name="T1" style:family="text">
      <style:text-properties fo:color="#af00db" loext:opacity="100%"/>
    </style:style>
    <style:style style:name="T2" style:family="text">
      <style:text-properties fo:color="#267f99" loext:opacity="100%"/>
    </style:style>
    <style:style style:name="T3" style:family="text">
      <style:text-properties fo:color="#1f2328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a3069" loext:opacity="100%"/>
    </style:style>
    <style:style style:name="T6" style:family="text">
      <style:text-properties fo:color="#6e7781" loext:opacity="100%"/>
    </style:style>
    <style:style style:name="T7" style:family="text">
      <style:text-properties fo:color="#8250df" loext:opacity="100%"/>
    </style:style>
    <style:style style:name="T8" style:family="text">
      <style:text-properties fo:color="#953800" loext:opacity="100%"/>
    </style:style>
    <style:style style:name="T9" style:family="text">
      <style:text-properties fo:color="#09865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3"><text:span text:style-name="T1">import</text:span> <text:span text:style-name="T2">tkinter</text:span> <text:span text:style-name="T1">as</text:span> <text:span text:style-name="T2">tk</text:span></text:p>
      <text:p text:style-name="P7"/>
      <text:p text:style-name="P5"># Create main window</text:p>
      <text:p text:style-name="P2"><text:span text:style-name="T3">root</text:span> <text:span text:style-name="T4">=</text:span> <text:span text:style-name="T2">tk</text:span>.<text:span text:style-name="T2">Tk</text:span>()</text:p>
      <text:p text:style-name="P5">#Create window title</text:p>
      <text:p text:style-name="P2"><text:span text:style-name="T3">root</text:span>.<text:span text:style-name="T3">title</text:span>(<text:span text:style-name="T5">"File Organizer"</text:span>)</text:p>
      <text:p text:style-name="P2"><text:span text:style-name="T3">root</text:span>.<text:span text:style-name="T3">geometry</text:span>(<text:span text:style-name="T5">"500x200"</text:span>)  <text:span text:style-name="T6"># width x height</text:span></text:p>
      <text:p text:style-name="P2"/>
      <text:p text:style-name="P4">2.</text:p>
      <text:p text:style-name="P6"># Label for folder path</text:p>
      <text:p text:style-name="P2"><text:span text:style-name="T3">path_label</text:span> <text:span text:style-name="T4">=</text:span> <text:span text:style-name="T2">tk</text:span>.<text:span text:style-name="T2">Label</text:span>(<text:span text:style-name="T3">root</text:span>, <text:span text:style-name="T8">text</text:span><text:span text:style-name="T4">=</text:span><text:span text:style-name="T5">"Folder Path:"</text:span>, <text:span text:style-name="T8">font</text:span><text:span text:style-name="T4">=</text:span>(<text:span text:style-name="T5">"Arial"</text:span>, <text:span text:style-name="T9">12</text:span>))</text:p>
      <text:p text:style-name="P2"><text:span text:style-name="T3">path_label</text:span>.<text:span text:style-name="T3">pack</text:span>(<text:span text:style-name="T8">pady</text:span><text:span text:style-name="T4">=</text:span><text:span text:style-name="T9">5</text:span>)</text:p>
      <text:p text:style-name="P7"/>
      <text:p text:style-name="P5"># Entry box for folder path</text:p>
      <text:p text:style-name="P2"><text:span text:style-name="T3">path_entry</text:span> <text:span text:style-name="T4">=</text:span> <text:span text:style-name="T2">tk</text:span>.<text:span text:style-name="T2">Entry</text:span>(<text:span text:style-name="T3">root</text:span>, <text:span text:style-name="T8">width</text:span><text:span text:style-name="T4">=</text:span><text:span text:style-name="T9">50</text:span>, <text:span text:style-name="T8">font</text:span><text:span text:style-name="T4">=</text:span>(<text:span text:style-name="T5">"Arial"</text:span>, <text:span text:style-name="T9">12</text:span>))</text:p>
      <text:p text:style-name="P2"><text:span text:style-name="T3">path_entry</text:span>.<text:span text:style-name="T3">pack</text:span>(<text:span text:style-name="T8">pady</text:span><text:span text:style-name="T4">=</text:span><text:span text:style-name="T9">5</text:span>)</text:p>
      <text:p text:style-name="P4"/>
      <text:p text:style-name="P7"/>
      <text:p text:style-name="P5"># Start the GUI event loop</text:p>
      <text:p text:style-name="P2"><text:span text:style-name="T3">root</text:span>.<text:span text:style-name="T7">mainloop</text:span>(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4-21T07:53:16.875000000</dc:date>
    <meta:editing-duration>PT8M29S</meta:editing-duration>
    <meta:editing-cycles>1</meta:editing-cycles>
    <meta:document-statistic meta:table-count="0" meta:image-count="0" meta:object-count="0" meta:page-count="1" meta:paragraph-count="16" meta:word-count="56" meta:character-count="410" meta:non-whitespace-character-count="369"/>
    <meta:generator>LibreOffice/7.3.4.2$Windows_X86_64 LibreOffice_project/728fec16bd5f605073805c3c9e7c4212a0120dc5</meta:generator>
  </office:meta>
</office:document-meta>
</file>